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965in" style:rel-column-width="14162*"/>
    </style:style>
    <style:style style:name="Table1.B" style:family="table-column">
      <style:table-column-properties style:column-width="3.1201in" style:rel-column-width="29527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4965in" style:rel-column-width="14162*"/>
    </style:style>
    <style:style style:name="Table2.B" style:family="table-column">
      <style:table-column-properties style:column-width="3.1201in" style:rel-column-width="29527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4965in" style:rel-column-width="14162*"/>
    </style:style>
    <style:style style:name="Table3.B" style:family="table-column">
      <style:table-column-properties style:column-width="3.1201in" style:rel-column-width="29527*"/>
    </style:style>
    <style:style style:name="Table3.C" style:family="table-column">
      <style:table-column-properties style:column-width="2.3083in" style:rel-column-width="2184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paragraph-rsid="00260b6f"/>
    </style:style>
    <style:style style:name="P2" style:family="paragraph" style:parent-style-name="Text_20_body">
      <style:text-properties officeooo:rsid="001e3fe0" officeooo:paragraph-rsid="001e3fe0"/>
    </style:style>
    <style:style style:name="P3" style:family="paragraph" style:parent-style-name="Text_20_body">
      <style:text-properties officeooo:rsid="001e3fe0" officeooo:paragraph-rsid="00260b6f"/>
    </style:style>
    <style:style style:name="P4" style:family="paragraph" style:parent-style-name="Text_20_body">
      <style:text-properties officeooo:rsid="001feab3" officeooo:paragraph-rsid="001feab3"/>
    </style:style>
    <style:style style:name="P5" style:family="paragraph" style:parent-style-name="Text_20_body">
      <style:text-properties officeooo:rsid="001feab3" officeooo:paragraph-rsid="00260b6f"/>
    </style:style>
    <style:style style:name="P6" style:family="paragraph" style:parent-style-name="Text_20_body">
      <style:text-properties officeooo:rsid="0020258d" officeooo:paragraph-rsid="0020258d"/>
    </style:style>
    <style:style style:name="P7" style:family="paragraph" style:parent-style-name="Text_20_body">
      <style:text-properties officeooo:rsid="0020258d" officeooo:paragraph-rsid="00260b6f"/>
    </style:style>
    <style:style style:name="P8" style:family="paragraph" style:parent-style-name="Text_20_body">
      <style:text-properties officeooo:rsid="0021e759" officeooo:paragraph-rsid="0021e759"/>
    </style:style>
    <style:style style:name="P9" style:family="paragraph" style:parent-style-name="Text_20_body">
      <style:text-properties officeooo:rsid="0021e759" officeooo:paragraph-rsid="00260b6f"/>
    </style:style>
    <style:style style:name="P10" style:family="paragraph" style:parent-style-name="Text_20_body">
      <style:text-properties style:font-name="TlwgTypewriter" officeooo:rsid="0021e759" officeooo:paragraph-rsid="0021e759"/>
    </style:style>
    <style:style style:name="P11" style:family="paragraph" style:parent-style-name="Text_20_body">
      <style:text-properties style:font-name="TlwgTypewriter" officeooo:rsid="0021e759" officeooo:paragraph-rsid="00260b6f"/>
    </style:style>
    <style:style style:name="P12" style:family="paragraph" style:parent-style-name="Text_20_body">
      <style:text-properties style:font-name="Liberation Serif" officeooo:rsid="0021e759" officeooo:paragraph-rsid="0021e759"/>
    </style:style>
    <style:style style:name="P13" style:family="paragraph" style:parent-style-name="Text_20_body">
      <style:text-properties style:font-name="Liberation Serif" officeooo:rsid="00240f14" officeooo:paragraph-rsid="00240f14"/>
    </style:style>
    <style:style style:name="P14" style:family="paragraph" style:parent-style-name="Table_20_Contents">
      <style:text-properties officeooo:rsid="0020258d" officeooo:paragraph-rsid="0020258d"/>
    </style:style>
    <style:style style:name="P15" style:family="paragraph" style:parent-style-name="Table_20_Contents">
      <style:text-properties officeooo:rsid="0020258d" officeooo:paragraph-rsid="00260b6f"/>
    </style:style>
    <style:style style:name="P16" style:family="paragraph" style:parent-style-name="Table_20_Contents">
      <style:text-properties officeooo:rsid="0020258d" officeooo:paragraph-rsid="0026aeb1"/>
    </style:style>
    <style:style style:name="P17" style:family="paragraph" style:parent-style-name="Table_20_Contents">
      <style:text-properties officeooo:rsid="0026aeb1" officeooo:paragraph-rsid="0026aeb1"/>
    </style:style>
    <style:style style:name="P18" style:family="paragraph" style:parent-style-name="Standard">
      <style:text-properties officeooo:rsid="001e3fe0" officeooo:paragraph-rsid="00394ff5"/>
    </style:style>
    <style:style style:name="P19" style:family="paragraph" style:parent-style-name="Heading">
      <style:text-properties officeooo:paragraph-rsid="00394ff5"/>
    </style:style>
    <style:style style:name="P20" style:family="paragraph" style:parent-style-name="Text_20_body">
      <style:text-properties officeooo:rsid="00260b6f" officeooo:paragraph-rsid="00260b6f"/>
    </style:style>
    <style:style style:name="P21" style:family="paragraph" style:parent-style-name="Text_20_body">
      <style:text-properties officeooo:rsid="00260b6f" officeooo:paragraph-rsid="00394ff5"/>
    </style:style>
    <style:style style:name="P22" style:family="paragraph" style:parent-style-name="Text_20_body">
      <style:text-properties officeooo:rsid="002aadbb" officeooo:paragraph-rsid="002aadbb"/>
    </style:style>
    <style:style style:name="P23" style:family="paragraph" style:parent-style-name="Text_20_body">
      <style:text-properties style:font-name="Liberation Serif" officeooo:rsid="00240f14" officeooo:paragraph-rsid="00260b6f"/>
    </style:style>
    <style:style style:name="P24" style:family="paragraph" style:parent-style-name="Text_20_body">
      <style:text-properties style:font-name="Liberation Serif" officeooo:rsid="00240f14" officeooo:paragraph-rsid="00394ff5"/>
    </style:style>
    <style:style style:name="P25" style:family="paragraph" style:parent-style-name="Text_20_body">
      <style:text-properties style:font-name="Liberation Serif" officeooo:rsid="002b7b70" officeooo:paragraph-rsid="002b7b70"/>
    </style:style>
    <style:style style:name="P26" style:family="paragraph" style:parent-style-name="Text_20_body">
      <style:text-properties style:font-name="Liberation Serif" officeooo:rsid="002b7b70" officeooo:paragraph-rsid="0040f267"/>
    </style:style>
    <style:style style:name="P27" style:family="paragraph" style:parent-style-name="Text_20_body">
      <style:text-properties style:font-name="Liberation Serif" officeooo:rsid="0040f267" officeooo:paragraph-rsid="0040f267"/>
    </style:style>
    <style:style style:name="P28" style:family="paragraph" style:parent-style-name="Text_20_body">
      <style:text-properties style:font-name="Liberation Serif" officeooo:rsid="004311e3" officeooo:paragraph-rsid="004311e3"/>
    </style:style>
    <style:style style:name="P29" style:family="paragraph" style:parent-style-name="Text_20_body">
      <style:text-properties style:font-name="TlwgTypewriter" officeooo:rsid="0021e759" officeooo:paragraph-rsid="002d6fba"/>
    </style:style>
    <style:style style:name="P30" style:family="paragraph" style:parent-style-name="Text_20_body">
      <style:text-properties style:font-name="TlwgTypewriter" officeooo:rsid="0021e759" officeooo:paragraph-rsid="001e3fe0"/>
    </style:style>
    <style:style style:name="P31" style:family="paragraph" style:parent-style-name="Text_20_body">
      <style:text-properties style:font-name="TlwgTypewriter" officeooo:rsid="0021e759" officeooo:paragraph-rsid="002f61af"/>
    </style:style>
    <style:style style:name="P32" style:family="paragraph" style:parent-style-name="Text_20_body">
      <style:text-properties style:font-name="TlwgTypewriter" officeooo:rsid="0021e759" officeooo:paragraph-rsid="00394ff5"/>
    </style:style>
    <style:style style:name="P33" style:family="paragraph" style:parent-style-name="Text_20_body">
      <style:text-properties style:font-name="TlwgTypewriter" officeooo:rsid="0021e759" officeooo:paragraph-rsid="0040f267"/>
    </style:style>
    <style:style style:name="P34" style:family="paragraph" style:parent-style-name="Text_20_body">
      <style:text-properties officeooo:rsid="0032246b" officeooo:paragraph-rsid="0032246b"/>
    </style:style>
    <style:style style:name="P35" style:family="paragraph" style:parent-style-name="Text_20_body">
      <style:text-properties officeooo:rsid="00323af2" officeooo:paragraph-rsid="00323af2"/>
    </style:style>
    <style:style style:name="P36" style:family="paragraph" style:parent-style-name="Text_20_body">
      <style:text-properties officeooo:rsid="00323af2" officeooo:paragraph-rsid="0034203b"/>
    </style:style>
    <style:style style:name="P37" style:family="paragraph" style:parent-style-name="Text_20_body">
      <style:text-properties style:font-name="Liberation Serif" officeooo:rsid="00323af2" officeooo:paragraph-rsid="0034203b"/>
    </style:style>
    <style:style style:name="P38" style:family="paragraph" style:parent-style-name="Text_20_body">
      <style:text-properties style:font-name="Liberation Serif" officeooo:rsid="0034c7f1" officeooo:paragraph-rsid="0034c7f1"/>
    </style:style>
    <style:style style:name="P39" style:family="paragraph" style:parent-style-name="Text_20_body">
      <style:text-properties officeooo:rsid="0034c7f1" officeooo:paragraph-rsid="0034c7f1"/>
    </style:style>
    <style:style style:name="P40" style:family="paragraph" style:parent-style-name="Text_20_body">
      <style:text-properties officeooo:rsid="001e3fe0" officeooo:paragraph-rsid="00394ff5"/>
    </style:style>
    <style:style style:name="P41" style:family="paragraph" style:parent-style-name="Text_20_body">
      <style:text-properties officeooo:rsid="001feab3" officeooo:paragraph-rsid="00394ff5"/>
    </style:style>
    <style:style style:name="P42" style:family="paragraph" style:parent-style-name="Text_20_body">
      <style:text-properties officeooo:rsid="0020258d" officeooo:paragraph-rsid="00394ff5"/>
    </style:style>
    <style:style style:name="P43" style:family="paragraph" style:parent-style-name="Heading_20_2">
      <style:text-properties officeooo:paragraph-rsid="0032246b"/>
    </style:style>
    <style:style style:name="P44" style:family="paragraph" style:parent-style-name="Heading_20_2">
      <style:paragraph-properties fo:break-before="page"/>
    </style:style>
    <style:style style:name="P45" style:family="paragraph" style:parent-style-name="Heading_20_2">
      <style:paragraph-properties fo:break-before="page"/>
      <style:text-properties officeooo:paragraph-rsid="0032246b"/>
    </style:style>
    <style:style style:name="P46" style:family="paragraph" style:parent-style-name="Heading_20_2">
      <style:paragraph-properties fo:break-before="page"/>
      <style:text-properties officeooo:paragraph-rsid="00394ff5"/>
    </style:style>
    <style:style style:name="P47" style:family="paragraph" style:parent-style-name="Table_20_Contents">
      <style:text-properties officeooo:rsid="0020258d" officeooo:paragraph-rsid="00394ff5"/>
    </style:style>
    <style:style style:name="P48" style:family="paragraph" style:parent-style-name="Table_20_Contents">
      <style:text-properties officeooo:rsid="003c5fd0" officeooo:paragraph-rsid="003c5fd0"/>
    </style:style>
    <style:style style:name="P49" style:family="paragraph" style:parent-style-name="Heading_20_3">
      <style:text-properties officeooo:paragraph-rsid="00260b6f"/>
    </style:style>
    <style:style style:name="P50" style:family="paragraph" style:parent-style-name="Heading_20_3">
      <style:text-properties officeooo:paragraph-rsid="00394ff5"/>
    </style:style>
    <style:style style:name="T1" style:family="text">
      <style:text-properties officeooo:rsid="0020258d"/>
    </style:style>
    <style:style style:name="T2" style:family="text">
      <style:text-properties officeooo:rsid="0022cf0f"/>
    </style:style>
    <style:style style:name="T3" style:family="text">
      <style:text-properties officeooo:rsid="00263386"/>
    </style:style>
    <style:style style:name="T4" style:family="text">
      <style:text-properties officeooo:rsid="0027b15c"/>
    </style:style>
    <style:style style:name="T5" style:family="text">
      <style:text-properties officeooo:rsid="002f61af"/>
    </style:style>
    <style:style style:name="T6" style:family="text">
      <style:text-properties officeooo:rsid="0032246b"/>
    </style:style>
    <style:style style:name="T7" style:family="text">
      <style:text-properties style:font-name="TlwgTypewriter"/>
    </style:style>
    <style:style style:name="T8" style:family="text">
      <style:text-properties officeooo:rsid="0034203b"/>
    </style:style>
    <style:style style:name="T9" style:family="text">
      <style:text-properties officeooo:rsid="00394ff5"/>
    </style:style>
    <style:style style:name="T10" style:family="text">
      <style:text-properties officeooo:rsid="003a8168"/>
    </style:style>
    <style:style style:name="T11" style:family="text">
      <style:text-properties officeooo:rsid="003ef675"/>
    </style:style>
    <style:style style:name="T12" style:family="text">
      <style:text-properties officeooo:rsid="0040f267"/>
    </style:style>
    <style:style style:name="T13" style:family="text">
      <style:text-properties officeooo:rsid="00411c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me Automation with Tasmota</text:h>
      <text:h text:style-name="P43" text:outline-level="2"><text:span text:style-name="T6">General</text:span></text:h>
      <text:p text:style-name="Text_20_body">There are <text:span text:style-name="T6">some general commands and features that Tasmota provides to make working with the devices easier. </text:span></text:p>
      <text:h text:style-name="Heading_20_2" text:outline-level="2">Groups</text:h>
      <text:p text:style-name="P34">Using groups allows you the capability of sending the same command to multiple devices. <text:s/>For instance it is possible to turn on or off all of the Tasmota enabled devices by sending an MQTT command. <text:s/><text:span text:style-name="T8">Here are some examples:</text:span></text:p>
      <text:p text:style-name="P36">turn on all devices</text:p>
      <text:p text:style-name="P36"><text:span text:style-name="T7">cmnd/sonoffs/power1 1</text:span></text:p>
      <text:p text:style-name="P37">get current state of all devices (an invalid payload causes all devices to return their current state)</text:p>
      <text:p text:style-name="P35"><text:span text:style-name="T7">cmnd/sonoffs/power1 check</text:span></text:p>
      <text:p text:style-name="P38">change the ssid and password on all devices</text:p>
      <text:p text:style-name="P39"><text:span text:style-name="T7">Backlog ssid1 &lt;myssid&gt;; password1 &lt;mypassword&gt;</text:span></text:p>
      <text:p text:style-name="P35"/>
      <text:h text:style-name="P45" text:outline-level="2">Garage Controller</text:h>
      <text:h text:style-name="Heading_20_3" text:outline-level="3">Introduction</text:h>
      <text:p text:style-name="P2">In order to use a Sonoff type device as a garage door controller you must be able to provide a dry contact and have that dry contact close for approximately 1 second. <text:s/>This will instruct the garage door opener to open or close the garage door.</text:p>
      <text:h text:style-name="Heading_20_3" text:outline-level="3">Hardware</text:h>
      <text:p text:style-name="P2">A regular sonoff basic can be modified to provide a dry contact by cutting the traces on the PCB that provides power to the contacts of the relay. <text:s/>This is tricky but possible. <text:s/>The better solution is to purchase a Sonoff SV (safe voltage).</text:p>
      <text:p text:style-name="P4">The sonoff basic in the garage has a DHT22 connected to provide a temperature and humidy. <text:s/><text:span text:style-name="T1">It should be noted that the DHT22 and the AM2301 are equivalent.</text:span></text:p>
      <text:h text:style-name="Heading_20_3" text:outline-level="3">Software</text:h>
      <text:p text:style-name="P2">The software is the regular version of Tasmota (sonoff.bin).</text:p>
      <text:h text:style-name="Heading_20_3" text:outline-level="3">Configuration</text:h>
      <text:p text:style-name="P6">The sonoff basic is setup as follow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Channel</text:p>
          </table:table-cell>
          <table:table-cell table:style-name="Table1.A1" office:value-type="string">
            <text:p text:style-name="P14">Description</text:p>
          </table:table-cell>
          <table:table-cell table:style-name="Table1.C1" office:value-type="string">
            <text:p text:style-name="P14">Setting</text:p>
          </table:table-cell>
        </table:table-row>
        <table:table-row>
          <table:table-cell table:style-name="Table1.A2" office:value-type="string">
            <text:p text:style-name="P14">GPIO1</text:p>
          </table:table-cell>
          <table:table-cell table:style-name="Table1.A2" office:value-type="string">
            <text:p text:style-name="P14">Serial Out</text:p>
          </table:table-cell>
          <table:table-cell table:style-name="Table1.C2" office:value-type="string">
            <text:p text:style-name="P14">Switch2 (10)</text:p>
          </table:table-cell>
        </table:table-row>
        <table:table-row>
          <table:table-cell table:style-name="Table1.A2" office:value-type="string">
            <text:p text:style-name="P14">GPIO2</text:p>
          </table:table-cell>
          <table:table-cell table:style-name="Table1.A2" office:value-type="string">
            <text:p text:style-name="P14">N/A</text:p>
          </table:table-cell>
          <table:table-cell table:style-name="Table1.C2" office:value-type="string">
            <text:p text:style-name="P14">None (00)</text:p>
          </table:table-cell>
        </table:table-row>
        <table:table-row>
          <table:table-cell table:style-name="Table1.A2" office:value-type="string">
            <text:p text:style-name="P14">GPIO3</text:p>
          </table:table-cell>
          <table:table-cell table:style-name="Table1.A2" office:value-type="string">
            <text:p text:style-name="P14">Serial In</text:p>
          </table:table-cell>
          <table:table-cell table:style-name="Table1.C2" office:value-type="string">
            <text:p text:style-name="P14">Switch3 (11)</text:p>
          </table:table-cell>
        </table:table-row>
        <table:table-row>
          <table:table-cell table:style-name="Table1.A2" office:value-type="string">
            <text:p text:style-name="P14">GPIO4</text:p>
          </table:table-cell>
          <table:table-cell table:style-name="Table1.A2" office:value-type="string">
            <text:p text:style-name="P14">N/A</text:p>
          </table:table-cell>
          <table:table-cell table:style-name="Table1.C2" office:value-type="string">
            <text:p text:style-name="P14">None (00)</text:p>
          </table:table-cell>
        </table:table-row>
        <table:table-row>
          <table:table-cell table:style-name="Table1.A2" office:value-type="string">
            <text:p text:style-name="P14">GPIO14</text:p>
          </table:table-cell>
          <table:table-cell table:style-name="Table1.A2" office:value-type="string">
            <text:p text:style-name="P14">Sensor</text:p>
          </table:table-cell>
          <table:table-cell table:style-name="Table1.C2" office:value-type="string">
            <text:p text:style-name="P14">AM2301 (02)</text:p>
          </table:table-cell>
        </table:table-row>
      </table:table>
      <text:p text:style-name="P6"/>
      <text:p text:style-name="Heading">PulseTime</text:p>
      <text:p text:style-name="P8">The pulse time command is used to ensure the relay is only on for a specified duration. <text:s/>In the case of the garage door opener this time is 1 second. <text:s/>The pulse time value is set in units of 0.1 seconds. <text:s/>To set the pulse time enter the following at the console:</text:p>
      <text:p text:style-name="P10">PulseTime 10</text:p>
      <text:p text:style-name="Heading">Door Status</text:p>
      <text:p text:style-name="P12">The open and closed statuses are connected to the GPIO1 and GPIO3 inputs. <text:s/>These signals are dry contacts that are closed when the sensor is near. <text:s/>This means that when the door is “closed” the closed signal will show <text:span text:style-name="T2">Off</text:span> and the open signal will show <text:span text:style-name="T2">On</text:span>. <text:s/><text:span text:style-name="T2">The opposite is true when the door is “open”.</text:span></text:p>
      <text:p text:style-name="Heading"><text:soft-page-break/>MQTT</text:p>
      <text:p text:style-name="P13">The data is transmitted via MQTT. <text:s/>The topic is set to “garage”. <text:s/>Under the Logging configuration the telemetry period must be set to 10. <text:s/>This ensures that the MQTT messages are transmitted at a faster rate (every 10 seconds).</text:p>
      <text:p text:style-name="P13"/>
      <text:h text:style-name="P44" text:outline-level="2">Bathroom Fan Control</text:h>
      <text:h text:style-name="P49" text:outline-level="3">Introduction</text:h>
      <text:p text:style-name="P20">The bathroom fan control uses a wifi enabled smart switch running the Tasmota firmware. <text:s/>The switch replaces the standard switch that controls power to the fan. <text:s/>The smart switch is connected to an AM2301 temperature/humidity sensor. <text:s/>Currently the logic for controlling the fan is run by NodeRed although this could be reconfigured to use rules running within Tasmota to remove the need for NodeRed.</text:p>
      <text:p text:style-name="P22">Using Tasmota Rules feature it would be possible to move all logic for control into the smart switch. <text:s/>This would allow control even if communication with the MQTT broker was down.</text:p>
      <text:h text:style-name="P49" text:outline-level="3">Hardware</text:h>
      <text:p text:style-name="P5">The <text:span text:style-name="T3">wifi switch</text:span> has a DHT22 connected to provide a temperature and humidy. <text:s/><text:span text:style-name="T1">It should be noted that the DHT22 and the AM2301 are equivalent.</text:span></text:p>
      <text:h text:style-name="P49" text:outline-level="3">Software</text:h>
      <text:p text:style-name="P3">The software is the regular version of Tasmota (sonoff.bin).</text:p>
      <text:h text:style-name="P49" text:outline-level="3">Configuration</text:h>
      <text:p text:style-name="P7">The sonoff basic is setup as follows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5">Channel</text:p>
          </table:table-cell>
          <table:table-cell table:style-name="Table2.A1" office:value-type="string">
            <text:p text:style-name="P15">Description</text:p>
          </table:table-cell>
          <table:table-cell table:style-name="Table2.C1" office:value-type="string">
            <text:p text:style-name="P15">Setting</text:p>
          </table:table-cell>
        </table:table-row>
        <table:table-row>
          <table:table-cell table:style-name="Table2.A2" office:value-type="string">
            <text:p text:style-name="P15">GPIO1</text:p>
          </table:table-cell>
          <table:table-cell table:style-name="Table2.A2" office:value-type="string">
            <text:p text:style-name="P15">Serial Out</text:p>
          </table:table-cell>
          <table:table-cell table:style-name="Table2.C2" office:value-type="string">
            <text:p text:style-name="P17">AM2301 (02)</text:p>
          </table:table-cell>
        </table:table-row>
        <table:table-row>
          <table:table-cell table:style-name="Table2.A2" office:value-type="string">
            <text:p text:style-name="P15">GPIO2</text:p>
          </table:table-cell>
          <table:table-cell table:style-name="Table2.A2" office:value-type="string">
            <text:p text:style-name="P15">N/A</text:p>
          </table:table-cell>
          <table:table-cell table:style-name="Table2.C2" office:value-type="string">
            <text:p text:style-name="P15">None (00)</text:p>
          </table:table-cell>
        </table:table-row>
        <table:table-row>
          <table:table-cell table:style-name="Table2.A2" office:value-type="string">
            <text:p text:style-name="P15">GPIO3</text:p>
          </table:table-cell>
          <table:table-cell table:style-name="Table2.A2" office:value-type="string">
            <text:p text:style-name="P15">Serial In</text:p>
          </table:table-cell>
          <table:table-cell table:style-name="Table2.C2" office:value-type="string">
            <text:p text:style-name="P16">None (00)</text:p>
          </table:table-cell>
        </table:table-row>
        <table:table-row>
          <table:table-cell table:style-name="Table2.A2" office:value-type="string">
            <text:p text:style-name="P15">GPIO4</text:p>
          </table:table-cell>
          <table:table-cell table:style-name="Table2.A2" office:value-type="string">
            <text:p text:style-name="P15">N/A</text:p>
          </table:table-cell>
          <table:table-cell table:style-name="Table2.C2" office:value-type="string">
            <text:p text:style-name="P16">None (00)</text:p>
          </table:table-cell>
        </table:table-row>
        <table:table-row>
          <table:table-cell table:style-name="Table2.A2" office:value-type="string">
            <text:p text:style-name="P15">GPIO14</text:p>
          </table:table-cell>
          <table:table-cell table:style-name="Table2.A2" office:value-type="string">
            <text:p text:style-name="P15">Sensor</text:p>
          </table:table-cell>
          <table:table-cell table:style-name="Table2.C2" office:value-type="string">
            <text:p text:style-name="P16">None (00)</text:p>
          </table:table-cell>
        </table:table-row>
      </table:table>
      <text:p text:style-name="P7"/>
      <text:p text:style-name="P1">PulseTime</text:p>
      <text:p text:style-name="P9">The pulse time command is used to ensure the relay is only on for a specified duration. <text:s/>In the case of the garage door opener this time is 1 second. <text:s/>The pulse time value is set in units of 0.1 seconds. <text:s/>To set the pulse time enter the following at the console:</text:p>
      <text:p text:style-name="P11">PulseTime 10</text:p>
      <text:p text:style-name="P1"><text:soft-page-break/>MQTT</text:p>
      <text:p text:style-name="P23">The data is transmitted via MQTT. <text:s/>The topic is set to “<text:span text:style-name="T4">dn_bath</text:span>”. <text:s/>Under the Logging configuration the telemetry period must be set to <text:span text:style-name="T4">6</text:span>0. <text:s/>This ensures that the MQTT messages are transmitted at a faster rate (every <text:span text:style-name="T4">6</text:span>0 seconds).</text:p>
      <text:p text:style-name="Heading">Local Control Logic</text:p>
      <text:p text:style-name="P25">If performing the control within the smart switch was desired a Rule could be setup to provide this functionality.</text:p>
      <text:p text:style-name="P31">rule1 on AM2301#Humidity&gt;90 do Power1 1 <text:span text:style-name="T5">endon <text:s/></text:span>on AM2301#Humidity<text:span text:style-name="T5">&lt;85</text:span> do Power1 <text:span text:style-name="T5">0</text:span> <text:span text:style-name="T5">endon</text:span></text:p>
      <text:p text:style-name="P29">rule1 1</text:p>
      <text:p text:style-name="P30"/>
      <text:h text:style-name="P46" text:outline-level="2"><text:span text:style-name="T9">Three Way Switch</text:span> Control</text:h>
      <text:h text:style-name="P50" text:outline-level="3">Introduction</text:h>
      <text:p text:style-name="P21">The <text:span text:style-name="T9">three way switch</text:span> control uses <text:span text:style-name="T9">two</text:span> wifi enabled smart switch<text:span text:style-name="T9">es</text:span> running the Tasmota firmware. <text:s/><text:span text:style-name="T9">One</text:span> switch replace<text:span text:style-name="T9">s</text:span> the standard switch that <text:span text:style-name="T9">controls the light while the other switch is independent and can be installed anywhere</text:span>. <text:s/><text:span text:style-name="T9">The Tasmota Rules feature is used to provide all of the logic for control and is integrated into the smart switch. <text:s/>This allows control even if communication with the MQTT broker was down.</text:span></text:p>
      <text:h text:style-name="P50" text:outline-level="3">Hardware</text:h>
      <text:p text:style-name="P41"><text:span text:style-name="T10">A standard</text:span> <text:span text:style-name="T3">wifi switch</text:span> <text:span text:style-name="T10">is used without any additional sensors.</text:span></text:p>
      <text:h text:style-name="P50" text:outline-level="3">Software</text:h>
      <text:p text:style-name="P40">The software is the regular version of Tasmota (sonoff.bin).</text:p>
      <text:h text:style-name="P50" text:outline-level="3">Configuration</text:h>
      <text:p text:style-name="P42">The sonoff basic is setup as follows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7">Channel</text:p>
          </table:table-cell>
          <table:table-cell table:style-name="Table3.A1" office:value-type="string">
            <text:p text:style-name="P47">Description</text:p>
          </table:table-cell>
          <table:table-cell table:style-name="Table3.C1" office:value-type="string">
            <text:p text:style-name="P47">Setting</text:p>
          </table:table-cell>
        </table:table-row>
        <table:table-row>
          <table:table-cell table:style-name="Table3.A2" office:value-type="string">
            <text:p text:style-name="P47">GPIO1</text:p>
          </table:table-cell>
          <table:table-cell table:style-name="Table3.A2" office:value-type="string">
            <text:p text:style-name="P47">Serial Out</text:p>
          </table:table-cell>
          <table:table-cell table:style-name="Table3.C2" office:value-type="string">
            <text:p text:style-name="P48">None (00)</text:p>
          </table:table-cell>
        </table:table-row>
        <table:table-row>
          <table:table-cell table:style-name="Table3.A2" office:value-type="string">
            <text:p text:style-name="P47">GPIO2</text:p>
          </table:table-cell>
          <table:table-cell table:style-name="Table3.A2" office:value-type="string">
            <text:p text:style-name="P47">N/A</text:p>
          </table:table-cell>
          <table:table-cell table:style-name="Table3.C2" office:value-type="string">
            <text:p text:style-name="P47">None (00)</text:p>
          </table:table-cell>
        </table:table-row>
        <table:table-row>
          <table:table-cell table:style-name="Table3.A2" office:value-type="string">
            <text:p text:style-name="P47">GPIO3</text:p>
          </table:table-cell>
          <table:table-cell table:style-name="Table3.A2" office:value-type="string">
            <text:p text:style-name="P47">Serial In</text:p>
          </table:table-cell>
          <table:table-cell table:style-name="Table3.C2" office:value-type="string">
            <text:p text:style-name="P47">None (00)</text:p>
          </table:table-cell>
        </table:table-row>
        <table:table-row>
          <table:table-cell table:style-name="Table3.A2" office:value-type="string">
            <text:p text:style-name="P47">GPIO4</text:p>
          </table:table-cell>
          <table:table-cell table:style-name="Table3.A2" office:value-type="string">
            <text:p text:style-name="P47">N/A</text:p>
          </table:table-cell>
          <table:table-cell table:style-name="Table3.C2" office:value-type="string">
            <text:p text:style-name="P47">None (00)</text:p>
          </table:table-cell>
        </table:table-row>
        <table:table-row>
          <table:table-cell table:style-name="Table3.A2" office:value-type="string">
            <text:p text:style-name="P47">GPIO14</text:p>
          </table:table-cell>
          <table:table-cell table:style-name="Table3.A2" office:value-type="string">
            <text:p text:style-name="P47">Sensor</text:p>
          </table:table-cell>
          <table:table-cell table:style-name="Table3.C2" office:value-type="string">
            <text:p text:style-name="P47">None (00)</text:p>
          </table:table-cell>
        </table:table-row>
      </table:table>
      <text:p text:style-name="P42"/>
      <text:p text:style-name="P19">MQTT</text:p>
      <text:p text:style-name="P24">The data is transmitted via MQTT. <text:s/>The topic is set <text:span text:style-name="T11">according to the location of the switch</text:span>. <text:s/>Under the Logging configuration the telemetry period must be set to <text:span text:style-name="T4">6</text:span>0. <text:s/>This ensures that the MQTT messages are transmitted at a faster rate (every <text:span text:style-name="T4">6</text:span>0 seconds).</text:p>
      <text:p text:style-name="P19">Local Control Logic</text:p>
      <text:p text:style-name="P26"><text:span text:style-name="T12">In order for the two switches to communicate each switch must be setup independently.</text:span></text:p>
      <text:p text:style-name="P27">Master Switch (the one connected to the light)</text:p>
      <text:p text:style-name="P28">The rule is used to set the state of the secondary switch to match the primary switch. <text:s/>Each time the primary switch state changes the message is published. <text:s/>This ensures the two state of the two switches remain in sync.</text:p>
      <text:p text:style-name="P33"><text:soft-page-break/>rule1 on <text:span text:style-name="T13">power1#state do publish cmnd/&lt;secondary topic&gt;POWER %value%</text:span> <text:span text:style-name="T5">endon</text:span></text:p>
      <text:p text:style-name="P33">rule1 1</text:p>
      <text:p text:style-name="P27">Slave Switch (the one not connected to the light)</text:p>
      <text:p text:style-name="P28">The rule is used to command the primary switch to toggle it’s state. <text:s/>If the primary switch is on it will turn off and vice versa. <text:s/></text:p>
      <text:p text:style-name="P32">rule1 on <text:span text:style-name="T13">button1#state do publish cmnd/&lt;primary topic&gt;/POWER TOGGLE endon</text:span></text:p>
      <text:p text:style-name="P32">rule1 1</text:p>
      <text:p text:style-name="P32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5T10:14:48.614275654</meta:creation-date>
    <meta:generator>LibreOffice/6.0.7.3$Linux_X86_64 LibreOffice_project/00m0$Build-3</meta:generator>
    <dc:date>2019-08-31T20:59:33.443963672</dc:date>
    <meta:editing-duration>PT1H39M6S</meta:editing-duration>
    <meta:editing-cycles>28</meta:editing-cycles>
    <meta:document-statistic meta:table-count="3" meta:image-count="0" meta:object-count="0" meta:page-count="7" meta:paragraph-count="122" meta:word-count="1013" meta:character-count="5871" meta:non-whitespace-character-count="4941"/>
  </office:meta>
</office:document-meta>
</file>